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References</text:p>
      <text:p text:style-name="Preformatted_20_Text">1. ArcGIS Dashboards [Internet]. Gisanddata.maps.arcgis.com. 2020 [cited 5 May 2020]. Available from: https://gisanddata.maps.arcgis.com/apps/opsdashboard/index.html#/bda7594740fd40299423467b48e9ecf6.</text:p>
      <text:p text:style-name="Preformatted_20_Text">2. Emergency Use Authorizations [Internet]. U.S. Food and Drug Administration. 2020 [cited 5 May 2020]. Available from: https://www.fda.gov/medical-devices/emergency-situations-medical-devices/emergency-use-authorizations#covid19ivd</text:p>
      <text:p text:style-name="Preformatted_20_Text">3. FAQs on Diagnostic Testing for SARS-CoV-2 [Internet]. U.S. Food and Drug Administration. 2020 [cited 5 May 2020]. Available from: https://www.fda.gov/medical-devices/emergency-situations-medical-devices/faqs-diagnostic-testing-sars-cov-2</text:p>
      <text:p text:style-name="Preformatted_20_Text">4. Carver C, Jones N. Comparative accuracy of oropharyngeal and nasopharyngeal swabs for diagnosis of COVID-19 - CEBM [Internet]. CEBM. 2020 [cited 5 May 2020]. Available from: https://www.cebm.net/covid-19/comparative-accuracy-of-oropharyngeal-and-nasopharyngeal-swabs-for-diagnosis-of-covid-19/</text:p>
      <text:p text:style-name="Preformatted_20_Text">5. Gallagher G. Dealing with False Negative COVID-19 Test Results [Internet]. ContagionLive. 2020 [cited 5 May 2020]. Available from: https://www.contagionlive.com/news/dealing-with-false-negative-covid19-test-results</text:p>
      <text:p text:style-name="Preformatted_20_Text">6. Furst J. False-negative COVID-19 test results may lead to false sense of security [Internet]. https://newsnetwork.mayoclinic.org/. 2020 [cited 5 May 2020]. Available from: https://newsnetwork.mayoclinic.org/discussion/false-negative-covid-19-test-results-may-lead-to-false-sense-of-security/</text:p>
      <text:p text:style-name="Preformatted_20_Text">7. Liu Y, Yan L, Wan L, Xiang T, Le A, Liu J et al. Viral dynamics in mild and severe cases of COVID-19. The Lancet Infectious Diseases. 2020. Guan W, Ni Z, Hu Y, Liang W, Ou C, He J et al. Clinical Characteristics of Coronavirus Disease 2019 in China. New England Journal of Medicine. 2020;382(18):1708-1720.</text:p>
      <text:p text:style-name="Preformatted_20_Text">8. Kwok K, Lai F, Wei W, Wong S, Tang J. Herd immunity – estimating the level required to halt the COVID-19 epidemics in affected countries. Journal of Infection. 2020.</text:p>
      <text:p text:style-name="Preformatted_20_Text">9. Wang W, Xu Y, Gao R, Lu R, Han K, Wu G et al. Detection of SARS-CoV-2 in Different Types of Clinical Specimens. JAMA. 2020.</text:p>
      <text:p text:style-name="Preformatted_20_Text">10. Global Progress on COVID-19 Serology-Based Testing [Internet]. Johns Hopkins Center for Health Security. 2020 [cited 5 May 2020]. Available from: http://www.centerforhealthsecurity.org/resources/COVID-19/serology/Serology-based-tests-for-COVID-19.html</text:p>
      <text:p text:style-name="Preformatted_20_Text">11. Coronavirus (COVID-19) Update: Serological Test Validation and Education Efforts [Internet]. U.S. Food and Drug Administration. 2020 [cited 5 May 2020]. Available from: https://www.fda.gov/news-events/press-announcements/coronavirus-covid-19-update-serological-test-validation-and-education-efforts</text:p>
      <text:p text:style-name="Preformatted_20_Text">12. Corman V, Landt O, Kaiser M, Molenkamp R, Meijer A, Chu D et al. Detection of 2019 novel coronavirus (2019-nCoV) by real-time RT-PCR. Eurosurveillance. 2020;25(3).</text:p>
      <text:p text:style-name="Preformatted_20_Text">13. Haveri A, Smura T, Kuivanen S, Österlund P, Hepojoki J, Ikonen N et al. Serological and molecular findings during SARS-CoV-2 infection: the first case study in Finland, January to February 2020. Eurosurveillance. 2020;25(11).</text:p>
      <text:p text:style-name="Preformatted_20_Text">14. Hong K, Lee S, Kim T, Huh H, Lee J, Kim S et al. Guidelines for Laboratory Diagnosis of Coronavirus Disease 2019 (COVID-19) in Korea. Annals of Laboratory Medicine. 2020;40(5):351-360.</text:p>
      <text:p text:style-name="Preformatted_20_Text">15. Pan Y, Long L, Zhang D, Yan T, Cui S, Yang P et al. Potential false-negative nucleic acid testing results for Severe Acute Respiratory Syndrome Coronavirus 2 from thermal inactivation of samples with low viral loads. Clinical Chemistry. 2020.</text:p>
      <text:p text:style-name="Preformatted_20_Text">16. Tang Y, Schmitz J, Persing D, Stratton C. The Laboratory Diagnosis of COVID-19 Infection: Current Issues and Challenges. Journal of Clinical Microbiology. 2020.</text:p>
      <text:p text:style-name="Preformatted_20_Text">17. Lin C, Xiang J, Yan M, Li H, Huang S, Shen C. Comparison of throat swabs and sputum specimens for viral nucleic acid detection in 52 cases of novel coronavirus (SARS-Cov-2)-infected pneumonia (COVID-19). Clinical Chemistry and Laboratory Medicine (CCLM). 2020;0(0).</text:p>
      <text:p text:style-name="Preformatted_20_Text"><text:soft-page-break/>18. Liu R, Han H, Liu F, Lu Z, Wu K, Liu Y et al. Positive rate of RT-PCR detection of SARS-CoV-2 infection in 4880 cases from one hospital in Wuhan, China, from Jan to Feb 2020. Clinica Chimica Acta. 2020;505:172-175.</text:p>
      <text:p text:style-name="Preformatted_20_Text">19. To K, Tsang O, Leung W, Tam A, Wu T, Lung D et al. Temporal profiles of viral load in posterior oropharyngeal saliva samples and serum antibody responses during infection by SARS-CoV-2: an observational cohort study. The Lancet Infectious Diseases. 2020;20(5):565-574.</text:p>
      <text:p text:style-name="Preformatted_20_Text">20. Zhou F, Yu T, Du R, Fan G, Liu Y, Liu Z et al. Clinical course and risk factors for mortality of adult inpatients with COVID-19 in Wuhan, China: a retrospective cohort study. The Lancet. 2020;395(10229):1054-1062.</text:p>
      <text:p text:style-name="Preformatted_20_Text">21. Yuan J, Kou S, Liang Y, Zeng J, Pan Y, Liu L. PCR Assays Turned Positive in 25 Discharged COVID-19 Patients. Clinical Infectious Diseases. 2020.</text:p>
      <text:p text:style-name="Preformatted_20_Text">22. WHO Director-General's opening remarks at the media briefing on COVID-19 - 16 March 2020 [Internet]. Who.int. 2020 [cited 5 May 2020]. Available from: https://www.who.int/dg/speeches/detail/who-director-general-s-opening-remarks-at-the-media-briefing-on-covid-19---16-march-2020</text:p>
      <text:p text:style-name="Preformatted_20_Text">23. Bialek S, Bowen V, Chow N, Curns A, Gierke R, Hall A et al. Geographic Differences in COVID-19 Cases, Deaths, and Incidence — United States, February 12–April 7, 2020. MMWR Morbidity and Mortality Weekly Report. 2020;69(15):465-471.</text:p>
      <text:p text:style-name="Preformatted_20_Text">24. To K. Consistent detection of 2019 novel coronavirus in saliva [Internet]. Europepmc.org. 2020 [cited 5 May 2020]. Available from: http://europepmc.org/article/MED/32047895</text:p>
      <text:p text:style-name="Preformatted_20_Text">25. Zheng S, Fan J, Yu F, Feng B, Lou B, Zou Q et al. Viral load dynamics and disease severity in patients infected with SARS-CoV-2 in Zhejiang province, China, January-March 2020: retrospective cohort study. BMJ. 2020;m1443.</text:p>
      <text:p text:style-name="Preformatted_20_Text">26. Yong G, Yi Y, Tuantuan L, Xiaowu W, Xiuyong L, Ang L et al. Evaluation of the auxiliary diagnostic value of antibody assays for the detection of novel coronavirus (SARS?CoV?2). Journal of Medical Virology. 2020.</text:p>
      <text:p text:style-name="Preformatted_20_Text">27. Whitman J, Hiatt J, Mowery C, Shy B, Yu R, Yamamoto T et al. Test performance evaluation of SARS-CoV-2 serological assays. [Internet]. 2020 [cited 6 May 2020];. Available from: https://www.medrxiv.org/content/10.1101/2020.04.25.20074856v1.full.pdf</text:p>
      <text:p text:style-name="Preformatted_20_Tex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document-statistic meta:table-count="0" meta:image-count="0" meta:object-count="0" meta:page-count="2" meta:paragraph-count="28" meta:word-count="813" meta:character-count="6152" meta:non-whitespace-character-count="5367"/>
    <meta:generator>Cool_Office/6.3.5.2$Windows_x86 LibreOffice_project/</meta:generator>
  </office:meta>
</office:document-meta>
</file>